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/>
    </style:style>
    <style:style style:name="T3" style:family="text">
      <style:text-properties fo:font-size="15pt" fo:font-style="italic"/>
    </style:style>
    <style:style style:name="T4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53cm" svg:y="3.377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7.266cm" svg:height="5.972cm" svg:x="6.709cm" svg:y="3.066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6.919cm" svg:height="4.179cm" svg:x="2.524cm" svg:y="12.51cm">
          <text:p text:style-name="P2"/>
        </draw:rect>
        <draw:rect draw:style-name="gr3" draw:text-style-name="P1" draw:id="id3" draw:layer="layout" svg:width="6.919cm" svg:height="4.179cm" svg:x="11.017cm" svg:y="12.403cm">
          <text:p text:style-name="P2"/>
        </draw:rect>
        <draw:frame draw:style-name="gr4" draw:layer="layout" svg:width="5.15cm" svg:height="1.822cm" svg:x="7.761cm" svg:y="5.263cm">
          <draw:text-box>
            <text:p text:style-name="P2"><text:s text:c="5"/>TreeMap</text:p>
            <text:p text:style-name="P2"><text:span text:style-name="T1">x1 = 1248 bytes</text:span></text:p>
          </draw:text-box>
        </draw:frame>
        <draw:frame draw:style-name="gr4" draw:layer="layout" svg:width="5.853cm" svg:height="1.822cm" svg:x="3.121cm" svg:y="13.595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frame draw:style-name="gr4" draw:layer="layout" svg:width="5.853cm" svg:height="1.822cm" svg:x="11.481cm" svg:y="13.487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connector draw:style-name="gr5" draw:text-style-name="P1" draw:layer="layout" draw:type="line" svg:x1="10.341cm" svg:y1="9.038cm" svg:x2="5.983cm" svg:y2="12.51cm" draw:start-shape="id1" draw:start-glue-point="7" draw:end-shape="id2" draw:end-glue-point="0">
          <text:p text:style-name="P2"/>
        </draw:connector>
        <draw:connector draw:style-name="gr5" draw:text-style-name="P1" draw:layer="layout" draw:type="line" svg:x1="10.341cm" svg:y1="9.038cm" svg:x2="14.476cm" svg:y2="12.403cm" draw:end-shape="id3" draw:end-glue-point="0">
          <text:p text:style-name="P2"/>
        </draw:connector>
        <draw:frame draw:style-name="gr4" draw:text-style-name="P3" draw:layer="layout" svg:width="5.632cm" svg:height="2.755cm" svg:x="18.725cm" svg:y="4.939cm">
          <draw:text-box>
            <text:p text:style-name="P2"><text:span text:style-name="T2"><text:s text:c="5"/></text:span><text:span text:style-name="T3"><text:s/></text:span><text:span text:style-name="T3">0 bytes data</text:span></text:p>
            <text:p text:style-name="P2"><text:span text:style-name="T3">1248 bytes overhead</text:span></text:p>
            <text:p text:style-name="P2"><text:span text:style-name="T3"/></text:p>
            <text:p text:style-name="P2"><text:span text:style-name="T3">bloat factor = 100%</text:span></text:p>
          </draw:text-box>
        </draw:frame>
        <draw:frame draw:style-name="gr6" draw:text-style-name="P4" draw:layer="layout" svg:width="8.084cm" svg:height="2.755cm" svg:x="18.802cm" svg:y="12.782cm">
          <draw:text-box>
            <text:p text:style-name="P2"><text:span text:style-name="T3"><text:s/></text:span><text:span text:style-name="T3">1600 bytes data</text:span></text:p>
            <text:p text:style-name="P2"><text:span text:style-name="T3"><text:s/></text:span><text:span text:style-name="T3">3200 bytes overhead</text:span></text:p>
            <text:p text:style-name="P2"><text:span text:style-name="T3"/></text:p>
            <text:p text:style-name="P2"><text:span text:style-name="T3">bloat factor = 3200/4800 = 67%</text:span></text:p>
          </draw:text-box>
        </draw:frame>
        <draw:frame draw:style-name="gr4" draw:layer="layout" svg:width="1.708cm" svg:height="1.115cm" svg:x="12.728cm" svg:y="10.258cm">
          <draw:text-box>
            <text:p text:style-name="P2">100</text:p>
          </draw:text-box>
        </draw:frame>
        <draw:frame draw:style-name="gr4" draw:layer="layout" svg:width="1.708cm" svg:height="1.115cm" svg:x="6.133cm" svg:y="10.203cm">
          <draw:text-box>
            <text:p text:style-name="P2">100</text:p>
          </draw:text-box>
        </draw:frame>
        <draw:frame draw:style-name="gr7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4" draw:text-style-name="P5" draw:layer="layout" svg:width="13.371cm" svg:height="1.11cm" svg:x="3.608cm" svg:y="17.64cm">
          <draw:text-box>
            <text:p text:style-name="P2"><text:span text:style-name="T4">Total bloat factor: (6048 – 1600)/6048 = 74%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01T06:25:45</dc:date>
    <dc:language>en-US</dc:language>
    <meta:editing-cycles>5</meta:editing-cycles>
    <meta:editing-duration>PT13H32M3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